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08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ARIOINEN EESTI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VERSKA MINERAALVEE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NÕO LIHATÖÖSTUS AS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KALLASTE KALUR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NÕO LIHATÖÖSTUS AS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ELTRUM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KALLASTE KALUR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INTERCHEMIE WERKEN DE ADELAAR EESTI AS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ELTRUM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BALBIINO AS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INTERCHEMIE WERKEN DE ADELAAR EESTI AS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'LATIKAS'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BALBIINO AS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KARJA PAGARIÄRI OÜ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12:49:06.263357762</dc:date>
    <meta:editing-duration>PT1M27S</meta:editing-duration>
    <meta:editing-cycles>1</meta:editing-cycles>
    <meta:generator>LibreOffice/6.4.7.2$Linux_X86_64 LibreOffice_project/40$Build-2</meta:generator>
    <meta:document-statistic meta:table-count="1" meta:cell-count="29" meta:object-count="0"/>
  </office:meta>
</office:document-meta>
</file>